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2208" officeooo:paragraph-rsid="00062208"/>
    </style:style>
    <style:style style:name="P2" style:family="paragraph" style:parent-style-name="Standard">
      <style:text-properties officeooo:rsid="000747f7" officeooo:paragraph-rsid="000747f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genharia de Software II</text:p>
      <text:p text:style-name="P1">Ciência da Computação - Bacharelado</text:p>
      <text:p text:style-name="P1">Universidade Federal da Fronteira Sul</text:p>
      <text:p text:style-name="P2">Estudantes: Alesom Zorzi,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14:49:01.349979423</meta:creation-date>
    <meta:generator>LibreOffice/4.2.8.2$Linux_X86_64 LibreOffice_project/420m0$Build-2</meta:generator>
    <dc:date>2016-10-11T14:51:49.391767943</dc:date>
    <meta:editing-duration>PT48S</meta:editing-duration>
    <meta:editing-cycles>2</meta:editing-cycles>
    <meta:document-statistic meta:table-count="0" meta:image-count="0" meta:object-count="0" meta:page-count="1" meta:paragraph-count="4" meta:word-count="17" meta:character-count="123" meta:non-whitespace-character-count="109"/>
  </office:meta>
</office:document-meta>
</file>